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Montserrat" svg:font-family="Montserrat" style:font-family-generic="roman" style:font-pitch="variable"/>
    <style:font-face style:name="Bahnschrift SemiLight" svg:font-family="'Bahnschrift Semi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Table1" style:family="table">
      <style:table-properties style:width="24.262cm" fo:margin-left="0.229cm" fo:margin-right="0.129cm" fo:margin-top="0cm" fo:margin-bottom="0cm" fo:break-before="auto" fo:break-after="auto" table:align="margins"/>
    </style:style>
    <style:style style:name="Table1.A" style:family="table-column">
      <style:table-column-properties style:column-width="4.128cm" style:rel-column-width="11148*"/>
    </style:style>
    <style:style style:name="Table1.B" style:family="table-column">
      <style:table-column-properties style:column-width="5.08cm" style:rel-column-width="13721*"/>
    </style:style>
    <style:style style:name="Table1.C" style:family="table-column">
      <style:table-column-properties style:column-width="3.067cm" style:rel-column-width="8285*"/>
    </style:style>
    <style:style style:name="Table1.D" style:family="table-column">
      <style:table-column-properties style:column-width="6.006cm" style:rel-column-width="16222*"/>
    </style:style>
    <style:style style:name="Table1.E" style:family="table-column">
      <style:table-column-properties style:column-width="5.983cm" style:rel-column-width="16159*"/>
    </style:style>
    <style:style style:name="Table1.1" style:family="table-row">
      <style:table-row-properties style:keep-together="true" fo:keep-together="auto"/>
    </style:style>
    <style:style style:name="Table1.A1" style:family="table-cell">
      <style:table-cell-properties style:vertical-align="" fo:padding="0.176cm" fo:border="0.002cm solid #000000"/>
    </style:style>
    <style:style style:name="Table1.2" style:family="table-row">
      <style:table-row-properties style:min-row-height="1.891cm" style:keep-together="true" fo:keep-together="auto"/>
    </style:style>
    <style:style style:name="Table1.3" style:family="table-row">
      <style:table-row-properties style:min-row-height="2.402cm" style:keep-together="true" fo:keep-together="auto"/>
    </style:style>
    <style:style style:name="Table1.4" style:family="table-row">
      <style:table-row-properties style:min-row-height="1.746cm" style:keep-together="true" fo:keep-together="auto"/>
    </style:style>
    <style:style style:name="Table1.A4" style:family="table-cell">
      <style:table-cell-properties style:vertical-align="" fo:padding="0.176cm" fo:border-left="0.002cm solid #000000" fo:border-right="0.002cm solid #000000" fo:border-top="none" fo:border-bottom="0.002cm solid #000000"/>
    </style:style>
    <style:style style:name="Table1.5" style:family="table-row">
      <style:table-row-properties style:min-row-height="2.025cm" style:keep-together="true" fo:keep-together="auto"/>
    </style:style>
    <style:style style:name="Table1.6" style:family="table-row">
      <style:table-row-properties style:min-row-height="1.644cm" style:keep-together="true" fo:keep-together="auto"/>
    </style:style>
    <style:style style:name="Table1.9" style:family="table-row">
      <style:table-row-properties style:min-row-height="2.217cm" style:keep-together="true" fo:keep-together="auto"/>
    </style:style>
    <style:style style:name="Table1.10" style:family="table-row">
      <style:table-row-properties style:min-row-height="1.789cm" style:keep-together="true" fo:keep-together="auto"/>
    </style:style>
    <style:style style:name="Table1.12" style:family="table-row">
      <style:table-row-properties style:min-row-height="2.406cm" style:keep-together="true" fo:keep-together="auto"/>
    </style:style>
    <style:style style:name="Table2" style:family="table">
      <style:table-properties style:width="24.553cm" fo:margin-left="0cm" fo:margin-top="0cm" fo:margin-bottom="0cm" fo:break-before="auto" fo:break-after="auto" table:align="left"/>
    </style:style>
    <style:style style:name="Table2.A" style:family="table-column">
      <style:table-column-properties style:column-width="6.824cm"/>
    </style:style>
    <style:style style:name="Table2.B" style:family="table-column">
      <style:table-column-properties style:column-width="17.729cm"/>
    </style:style>
    <style:style style:name="Table2.1" style:family="table-row">
      <style:table-row-properties style:keep-together="true" fo:keep-together="auto"/>
    </style:style>
    <style:style style:name="Table2.A1" style:family="table-cell">
      <style:table-cell-properties style:vertical-align="" fo:padding="0.176cm" fo:border="0.002cm solid #000000"/>
    </style:style>
    <style:style style:name="Table2.2" style:family="table-row">
      <style:table-row-properties style:min-row-height="0.977cm" style:keep-together="true" fo:keep-together="auto"/>
    </style:style>
    <style:style style:name="Table2.A3" style:family="table-cell">
      <style:table-cell-properties style:vertical-align="" fo:padding="0.176cm" fo:border-left="0.002cm solid #000000" fo:border-right="0.002cm solid #000000" fo:border-top="none" fo:border-bottom="0.002cm solid #000000"/>
    </style:style>
    <style:style style:name="P1" style:family="paragraph" style:parent-style-name="Standard">
      <style:paragraph-properties fo:line-height="100%" fo:orphans="0" fo:widows="0"/>
    </style:style>
    <style:style style:name="P2" style:family="paragraph" style:parent-style-name="Standard">
      <style:paragraph-properties fo:line-height="100%" fo:text-align="start" style:justify-single-word="false" fo:orphans="0" fo:widows="0"/>
    </style:style>
    <style:style style:name="P3" style:family="paragraph" style:parent-style-name="Standard">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4" style:family="paragraph" style:parent-style-name="Standard">
      <style:paragraph-properties fo:line-height="100%" fo:orphans="0" fo:widows="0"/>
      <style:text-properties style:font-name="Montserrat" fo:font-size="12pt" style:font-name-asian="Montserrat1" style:font-size-asian="12pt" style:font-name-complex="Montserrat1" style:font-size-complex="12pt"/>
    </style:style>
    <style:style style:name="P5" style:family="paragraph" style:parent-style-name="Standard">
      <style:paragraph-properties fo:line-height="100%" fo:orphans="0" fo:widows="0"/>
      <style:text-properties style:font-name="Montserrat" fo:font-size="10pt" style:font-name-asian="Montserrat1" style:font-size-asian="10pt" style:font-name-complex="Montserrat1" style:font-size-complex="10pt"/>
    </style:style>
    <style:style style:name="P6" style:family="paragraph" style:parent-style-name="Standard">
      <style:paragraph-properties fo:line-height="100%" fo:orphans="0" fo:widows="0"/>
      <style:text-properties style:font-name="Montserrat" fo:font-size="10.5pt" style:font-name-asian="Montserrat1" style:font-size-asian="10.5pt" style:font-name-complex="Montserrat1" style:font-size-complex="10.5pt"/>
    </style:style>
    <style:style style:name="P7" style:family="paragraph" style:parent-style-name="Standard">
      <style:paragraph-properties fo:line-height="100%" fo:orphans="0" fo:widows="0"/>
      <style:text-properties style:font-name="Bahnschrift SemiLight" fo:font-size="9pt" style:font-name-asian="Montserrat1" style:font-size-asian="9pt" style:font-name-complex="Montserrat1" style:font-size-complex="9pt"/>
    </style:style>
    <style:style style:name="P8" style:family="paragraph" style:parent-style-name="Standard">
      <style:paragraph-properties fo:line-height="100%" fo:orphans="0" fo:widows="0"/>
      <style:text-properties style:font-name="Bahnschrift SemiLight" fo:font-size="9pt" fo:language="en" fo:country="US" style:font-name-asian="Montserrat1" style:font-size-asian="9pt" style:font-name-complex="Montserrat1" style:font-size-complex="9pt"/>
    </style:style>
    <style:style style:name="P9" style:family="paragraph" style:parent-style-name="Standard">
      <style:paragraph-properties fo:line-height="100%" fo:orphans="0" fo:widows="0"/>
      <style:text-properties style:font-name="Bahnschrift SemiLight" fo:font-size="9pt" fo:language="en" fo:country="US" fo:background-color="#ffffff" style:font-name-asian="Montserrat1" style:font-size-asian="9pt" style:font-name-complex="Montserrat1" style:font-size-complex="9pt"/>
    </style:style>
    <style:style style:name="P10" style:family="paragraph" style:parent-style-name="Standard">
      <style:paragraph-properties fo:line-height="100%" fo:orphans="0" fo:widows="0"/>
      <style:text-properties fo:font-size="12pt" style:font-size-asian="12pt" style:font-size-complex="12pt"/>
    </style:style>
    <style:style style:name="P11" style:family="paragraph" style:parent-style-name="Standard">
      <style:paragraph-properties fo:line-height="100%" fo:orphans="0" fo:widows="0"/>
      <style:text-properties fo:font-size="11pt" style:font-size-asian="11pt" style:font-size-complex="11pt"/>
    </style:style>
    <style:style style:name="P12" style:family="paragraph" style:parent-style-name="Standard">
      <style:paragraph-properties fo:line-height="100%" fo:text-align="start" style:justify-single-word="false" fo:orphans="0" fo:widows="0"/>
      <style:text-properties fo:font-size="11pt" style:font-size-asian="11pt" style:font-size-complex="11pt"/>
    </style:style>
    <style:style style:name="P13" style:family="paragraph" style:parent-style-name="Standard">
      <style:paragraph-properties fo:line-height="100%" fo:text-align="start" style:justify-single-word="false" fo:orphans="0" fo:widows="0"/>
      <style:text-properties fo:font-size="11pt" fo:font-weight="bold" style:font-size-asian="11pt" style:font-weight-asian="bold" style:font-size-complex="11pt" style:font-weight-complex="bold"/>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line-height="100%" fo:orphans="0" fo:widows="0" fo:text-indent="0cm" style:auto-text-indent="false"/>
      <style:text-properties style:font-name="Montserrat" fo:font-size="12pt" style:font-name-asian="Montserrat1" style:font-size-asian="12pt" style:font-name-complex="Montserrat1" style:font-size-complex="12pt"/>
    </style:style>
    <style:style style:name="P16" style:family="paragraph" style:parent-style-name="Heading_20_3">
      <style:paragraph-properties fo:margin-left="0cm" fo:margin-right="0cm" fo:margin-top="0cm" fo:margin-bottom="0cm" fo:line-height="100%" fo:text-align="start" style:justify-single-word="false" fo:keep-together="auto" fo:orphans="0" fo:widows="0" fo:text-indent="0cm" style:auto-text-indent="false" fo:padding="0cm" fo:border="none" fo:keep-with-next="auto"/>
    </style:style>
    <style:style style:name="P17" style:family="paragraph" style:parent-style-name="Heading_20_3">
      <style:paragraph-properties fo:margin-left="0cm" fo:margin-right="0cm" fo:margin-top="0cm" fo:margin-bottom="0cm" fo:line-height="100%" fo:text-align="start" style:justify-single-word="false" fo:keep-together="auto" fo:orphans="0" fo:widows="0" fo:text-indent="0cm" style:auto-text-indent="false" fo:padding="0cm" fo:border="none" fo:keep-with-next="auto"/>
      <style:text-properties fo:color="#000000" style:font-name="Bahnschrift SemiLight" fo:font-size="10pt" fo:language="en" fo:country="US" style:text-underline-style="solid" style:text-underline-width="auto" style:text-underline-color="font-color" style:font-size-asian="10pt" style:font-size-complex="10pt"/>
    </style:style>
    <style:style style:name="P18" style:family="paragraph" style:parent-style-name="Heading_20_3">
      <style:paragraph-properties fo:margin-left="0cm" fo:margin-right="0cm" fo:margin-top="0cm" fo:margin-bottom="0cm" fo:line-height="100%" fo:text-align="start" style:justify-single-word="false" fo:keep-together="auto" fo:orphans="0" fo:widows="0" fo:text-indent="0cm" style:auto-text-indent="false" fo:padding="0cm" fo:border="none" fo:keep-with-next="auto"/>
      <style:text-properties fo:color="#000000" style:font-name="Bahnschrift SemiLight" fo:font-size="10pt" fo:language="en" fo:country="US" style:text-underline-style="solid" style:text-underline-width="auto" style:text-underline-color="font-color" fo:background-color="#ffcc00" style:font-size-asian="10pt" style:font-size-complex="10pt"/>
    </style:style>
    <style:style style:name="P19" style:family="paragraph" style:parent-style-name="Heading_20_3">
      <style:paragraph-properties fo:margin-left="0cm" fo:margin-right="0cm" fo:margin-top="0cm" fo:margin-bottom="0cm" fo:line-height="100%" fo:text-align="start" style:justify-single-word="false" fo:keep-together="auto" fo:orphans="0" fo:widows="0" fo:text-indent="0cm" style:auto-text-indent="false" fo:padding="0cm" fo:border="none" fo:keep-with-next="auto"/>
      <style:text-properties fo:color="#000000" style:font-name="Bahnschrift SemiLight" fo:font-size="9pt" fo:language="en" fo:country="US" style:text-underline-style="solid" style:text-underline-width="auto" style:text-underline-color="font-color" fo:background-color="#ffcc00" style:font-size-asian="9pt" style:font-size-complex="9pt"/>
    </style:style>
    <style:style style:name="P20"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style:font-name="Bahnschrift SemiLight" fo:font-size="10pt" fo:language="en" fo:country="US" style:font-size-asian="10pt" style:font-size-complex="10pt"/>
    </style:style>
    <style:style style:name="P21"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padding="0cm" fo:border="none" fo:keep-with-next="auto"/>
      <style:text-properties style:font-name="Bahnschrift SemiLight" fo:font-size="9pt" fo:language="en" fo:country="US" style:font-size-asian="9pt" style:font-size-complex="9pt"/>
    </style:style>
    <style:style style:name="P22"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style:font-name="Bahnschrift SemiLight" fo:font-size="9pt" fo:language="en" fo:country="US" style:font-size-asian="9pt" style:font-size-complex="9pt"/>
    </style:style>
    <style:style style:name="P23"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style:font-name="Bahnschrift SemiLight" fo:font-size="9pt" fo:language="en" fo:country="US" style:text-underline-style="solid" style:text-underline-width="auto" style:text-underline-color="font-color" fo:background-color="#ffcc00" style:font-size-asian="9pt" style:font-size-complex="9pt"/>
    </style:style>
    <style:style style:name="P24"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style:font-name="Bahnschrift SemiLight" fo:font-size="9pt" fo:language="en" fo:country="US" fo:font-style="normal" style:font-name-asian="Montserrat1" style:font-size-asian="9pt" style:font-style-asian="normal" style:font-name-complex="Montserrat1" style:font-size-complex="9pt" style:font-style-complex="normal"/>
    </style:style>
    <style:style style:name="P25"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padding="0cm" fo:border="none" fo:keep-with-next="auto"/>
      <style:text-properties style:font-name="Bahnschrift SemiLight" fo:font-size="9pt" style:font-size-asian="9pt" style:font-size-complex="9pt"/>
    </style:style>
    <style:style style:name="P26"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style:font-name="Bahnschrift SemiLight" fo:font-size="9pt" style:font-size-asian="9pt" style:font-size-complex="9pt"/>
    </style:style>
    <style:style style:name="P27"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style:font-name="Bahnschrift SemiLight" fo:font-size="9pt" fo:font-style="normal" style:font-name-asian="Montserrat1" style:font-size-asian="9pt" style:font-style-asian="normal" style:font-name-complex="Montserrat1" style:font-size-complex="9pt" style:font-style-complex="normal"/>
    </style:style>
    <style:style style:name="P28"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fo:color="#ff0000" style:font-name="Bahnschrift SemiLight" fo:font-size="10pt" fo:language="en" fo:country="US" fo:font-style="normal" style:font-name-asian="Montserrat1" style:font-size-asian="10pt" style:font-style-asian="normal" style:font-name-complex="Montserrat1" style:font-size-complex="10pt" style:font-style-complex="normal"/>
    </style:style>
    <style:style style:name="P29"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fo:color="#ff0000" style:font-name="Bahnschrift SemiLight" fo:font-size="10pt" fo:language="en" fo:country="US" style:font-size-asian="10pt" style:font-size-complex="10pt"/>
    </style:style>
    <style:style style:name="P30"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fo:color="#ff0000" style:font-name="Bahnschrift SemiLight" fo:font-size="10pt" style:font-size-asian="10pt" style:font-size-complex="10pt"/>
    </style:style>
    <style:style style:name="P31"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style:font-name="Montserrat" fo:font-size="10pt" style:font-name-asian="Montserrat1" style:font-size-asian="10pt" style:font-name-complex="Montserrat1" style:font-size-complex="10pt"/>
    </style:style>
    <style:style style:name="P32"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fo:color="#3333ff" style:font-name="Bahnschrift SemiLight" fo:font-size="10pt" fo:language="fr" fo:country="FR" style:font-size-asian="10pt" style:font-size-complex="10pt"/>
    </style:style>
    <style:style style:name="P33"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fo:color="#3333ff" style:font-name="Bahnschrift SemiLight" fo:font-size="10pt" fo:language="en" fo:country="US" style:font-size-asian="10pt" style:font-size-complex="10pt"/>
    </style:style>
    <style:style style:name="P34"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fo:color="#ff3333" style:font-name="Bahnschrift SemiLight" fo:font-size="10pt" fo:language="fr" fo:country="FR" style:font-size-asian="10pt" style:font-size-complex="10pt"/>
    </style:style>
    <style:style style:name="P35"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fo:color="#000000" style:font-name="Bahnschrift SemiLight" fo:font-size="9pt" fo:language="en" fo:country="US" fo:font-style="normal" fo:background-color="#ffffff" style:font-name-asian="Montserrat1" style:font-size-asian="9pt" style:font-style-asian="normal" style:font-name-complex="Montserrat1" style:font-size-complex="9pt" style:font-style-complex="normal"/>
    </style:style>
    <style:style style:name="P36" style:family="paragraph" style:parent-style-name="Standard">
      <style:paragraph-properties loext:contextual-spacing="false" fo:margin-left="0cm" fo:margin-right="0cm" fo:margin-top="0cm" fo:margin-bottom="0cm" fo:line-height="100%" fo:text-align="start" style:justify-single-word="false" fo:orphans="0" fo:widows="0" fo:text-indent="0cm" style:auto-text-indent="false" fo:padding="0cm" fo:border="none"/>
      <style:text-properties style:font-name="Bahnschrift SemiLight" fo:font-size="9pt" fo:language="en" fo:country="US" style:font-size-asian="9pt" style:font-size-complex="9pt"/>
    </style:style>
    <style:style style:name="P37" style:family="paragraph" style:parent-style-name="Standard">
      <style:paragraph-properties fo:margin-left="0cm" fo:margin-right="0cm" fo:margin-top="0cm" fo:margin-bottom="0cm" fo:line-height="100%" fo:text-align="start" style:justify-single-word="false" fo:orphans="0" fo:widows="0" fo:text-indent="0cm" style:auto-text-indent="false" fo:padding="0cm" fo:border="none"/>
      <style:text-properties style:font-name="Bahnschrift SemiLight" fo:font-size="9pt" fo:language="en" fo:country="US" style:text-underline-style="solid" style:text-underline-width="auto" style:text-underline-color="font-color" style:font-size-asian="9pt" style:font-size-complex="9pt"/>
    </style:style>
    <style:style style:name="P38" style:family="paragraph" style:parent-style-name="Standard">
      <style:paragraph-properties fo:margin-left="0cm" fo:margin-right="0cm" fo:margin-top="0cm" fo:margin-bottom="0cm" fo:line-height="100%" fo:text-align="start" style:justify-single-word="false" fo:orphans="0" fo:widows="0" fo:text-indent="0cm" style:auto-text-indent="false" fo:padding="0cm" fo:border="none"/>
      <style:text-properties fo:color="#000000" style:font-name="Bahnschrift SemiLight" fo:font-size="9pt" fo:language="en" fo:country="US" style:font-size-asian="9pt" style:font-size-complex="9pt"/>
    </style:style>
    <style:style style:name="P39" style:family="paragraph" style:parent-style-name="Standard">
      <style:paragraph-properties loext:contextual-spacing="false" fo:margin-left="0cm" fo:margin-right="0cm" fo:margin-top="0cm" fo:margin-bottom="0cm" fo:line-height="100%" fo:text-align="start" style:justify-single-word="false" fo:orphans="0" fo:widows="0" fo:text-indent="0cm" style:auto-text-indent="false" fo:padding="0cm" fo:border="none"/>
      <style:text-properties fo:color="#ff0000" style:font-name="Montserrat" fo:font-size="10pt" fo:font-style="italic" style:font-name-asian="Montserrat1" style:font-size-asian="10pt" style:font-style-asian="italic" style:font-name-complex="Montserrat1" style:font-size-complex="10pt"/>
    </style:style>
    <style:style style:name="P40" style:family="paragraph" style:parent-style-name="Standard">
      <style:paragraph-properties fo:margin-left="0cm" fo:margin-right="0cm" fo:margin-top="0cm" fo:margin-bottom="0cm" fo:line-height="100%" fo:text-align="start" style:justify-single-word="false" fo:orphans="0" fo:widows="0" fo:text-indent="0cm" style:auto-text-indent="false" fo:padding="0cm" fo:border="none"/>
      <style:text-properties fo:font-size="9pt" style:font-size-asian="9pt" style:font-size-complex="9pt"/>
    </style:style>
    <style:style style:name="P41" style:family="paragraph" style:parent-style-name="Standard">
      <style:paragraph-properties fo:margin-left="2.54cm" fo:margin-right="0cm" fo:line-height="100%" fo:orphans="0" fo:widows="0" fo:text-indent="0cm" style:auto-text-indent="false"/>
      <style:text-properties style:font-name="Montserrat" fo:font-size="10.5pt" style:font-name-asian="Montserrat1" style:font-size-asian="10.5pt" style:font-name-complex="Montserrat1" style:font-size-complex="10.5pt"/>
    </style:style>
    <style:style style:name="P42" style:family="paragraph" style:parent-style-name="Text_20_body">
      <style:paragraph-properties fo:line-height="100%" fo:orphans="0" fo:widows="0"/>
      <style:text-properties style:font-name="Bahnschrift SemiLight" fo:font-size="9pt" style:font-name-asian="Montserrat1" style:font-size-asian="9pt" style:font-name-complex="Montserrat1" style:font-size-complex="9pt"/>
    </style:style>
    <style:style style:name="P43" style:family="paragraph" style:parent-style-name="Standard" style:master-page-name="Standard">
      <style:paragraph-properties fo:line-height="100%" fo:orphans="0" fo:widows="0" style:page-number="1"/>
      <style:text-properties style:font-name="Montserrat" fo:font-size="18pt" fo:font-weight="bold" style:font-name-asian="Montserrat1" style:font-size-asian="18pt" style:font-weight-asian="bold" style:font-name-complex="Montserrat1" style:font-size-complex="18pt"/>
    </style:style>
    <style:style style:name="P44" style:family="paragraph" style:parent-style-name="Standard">
      <style:paragraph-properties fo:line-height="100%" fo:orphans="0" fo:widows="0"/>
      <style:text-properties style:font-name="Bahnschrift SemiLight" fo:font-size="9pt" fo:language="en" fo:country="US" style:font-name-asian="Montserrat1" style:font-size-asian="9pt" style:font-name-complex="Montserrat1" style:font-size-complex="9pt"/>
    </style:style>
    <style:style style:name="P45" style:family="paragraph" style:parent-style-name="Standard" style:list-style-name="WWNum1">
      <style:paragraph-properties fo:line-height="100%" fo:orphans="0" fo:widows="0"/>
      <style:text-properties style:font-name="Bahnschrift SemiLight" fo:font-size="10.5pt" style:font-size-asian="10.5pt" style:font-size-complex="10.5pt"/>
    </style:style>
    <style:style style:name="P46" style:family="paragraph" style:parent-style-name="Standard" style:list-style-name="L7">
      <style:paragraph-properties fo:line-height="100%" fo:text-align="start" style:justify-single-word="false" fo:orphans="0" fo:widows="0"/>
      <style:text-properties style:font-name="Bahnschrift SemiLight" fo:font-size="10.5pt" fo:language="en" fo:country="US" style:font-name-asian="Montserrat1" style:font-size-asian="10.5pt" style:font-name-complex="Montserrat1" style:font-size-complex="10.5pt"/>
    </style:style>
    <style:style style:name="P47" style:family="paragraph" style:parent-style-name="Standard" style:list-style-name="L8">
      <style:paragraph-properties fo:line-height="100%" fo:text-align="start" style:justify-single-word="false" fo:orphans="0" fo:widows="0"/>
      <style:text-properties style:font-name="Bahnschrift SemiLight" fo:font-size="10.5pt" fo:language="en" fo:country="US" style:font-name-asian="Montserrat1" style:font-size-asian="10.5pt" style:font-name-complex="Montserrat1" style:font-size-complex="10.5pt"/>
    </style:style>
    <style:style style:name="P48" style:family="paragraph" style:parent-style-name="Standard" style:list-style-name="L9">
      <style:paragraph-properties fo:line-height="100%" fo:text-align="start" style:justify-single-word="false" fo:orphans="0" fo:widows="0"/>
      <style:text-properties style:font-name="Bahnschrift SemiLight" fo:font-size="10.5pt" fo:language="en" fo:country="US" style:font-name-asian="Montserrat1" style:font-size-asian="10.5pt" style:font-name-complex="Montserrat1" style:font-size-complex="10.5pt"/>
    </style:style>
    <style:style style:name="P49" style:family="paragraph" style:parent-style-name="Standard" style:list-style-name="L3">
      <style:paragraph-properties fo:line-height="100%" fo:orphans="0" fo:widows="0"/>
      <style:text-properties style:font-name="Bahnschrift SemiLight" fo:font-size="11pt" fo:language="en" fo:country="US" fo:font-weight="bold" style:font-name-asian="Montserrat1" style:font-size-asian="11pt" style:font-weight-asian="bold" style:font-name-complex="Montserrat1" style:font-size-complex="11pt" style:font-weight-complex="bold"/>
    </style:style>
    <style:style style:name="P50" style:family="paragraph" style:parent-style-name="Standard" style:list-style-name="WWNum1">
      <style:paragraph-properties fo:line-height="100%" fo:orphans="0" fo:widows="0"/>
      <style:text-properties fo:font-size="10.5pt" style:font-size-asian="10.5pt" style:font-size-complex="10.5pt"/>
    </style:style>
    <style:style style:name="P51" style:family="paragraph" style:parent-style-name="Standard" style:list-style-name="L4">
      <style:paragraph-properties fo:line-height="100%" fo:orphans="0" fo:widows="0"/>
      <style:text-properties fo:font-size="10.5pt" style:font-size-asian="10.5pt" style:font-size-complex="10.5pt"/>
    </style:style>
    <style:style style:name="P52" style:family="paragraph" style:parent-style-name="Standard" style:list-style-name="L4">
      <style:paragraph-properties fo:line-height="100%" fo:text-align="start" style:justify-single-word="false" fo:orphans="0" fo:widows="0"/>
      <style:text-properties fo:font-size="10.5pt" style:font-size-asian="10.5pt" style:font-size-complex="10.5pt"/>
    </style:style>
    <style:style style:name="P53" style:family="paragraph" style:parent-style-name="Standard" style:list-style-name="L8">
      <style:paragraph-properties fo:line-height="100%" fo:text-align="start" style:justify-single-word="false" fo:orphans="0" fo:widows="0"/>
      <style:text-properties fo:font-size="10.5pt" style:font-size-asian="10.5pt" style:font-size-complex="10.5pt"/>
    </style:style>
    <style:style style:name="P54" style:family="paragraph" style:parent-style-name="Standard" style:list-style-name="WWNum1">
      <style:paragraph-properties fo:line-height="100%" fo:orphans="0" fo:widows="0"/>
      <style:text-properties fo:font-size="10.5pt" fo:background-color="#ff9999" style:font-size-asian="10.5pt" style:font-size-complex="10.5pt"/>
    </style:style>
    <style:style style:name="P55" style:family="paragraph" style:parent-style-name="Standard">
      <style:paragraph-properties fo:line-height="100%" fo:orphans="0" fo:widows="0"/>
      <style:text-properties style:font-name="Montserrat" fo:font-size="10.5pt" style:font-name-asian="Montserrat1" style:font-size-asian="10.5pt" style:font-name-complex="Montserrat1" style:font-size-complex="10.5pt"/>
    </style:style>
    <style:style style:name="P56" style:family="paragraph" style:parent-style-name="Standard">
      <style:paragraph-properties fo:line-height="100%" fo:orphans="0" fo:widows="0"/>
      <style:text-properties style:font-name="Montserrat" fo:font-size="10.5pt" fo:font-weight="bold" style:font-name-asian="Montserrat1" style:font-size-asian="10.5pt" style:font-weight-asian="bold" style:font-name-complex="Montserrat1" style:font-size-complex="10.5pt"/>
    </style:style>
    <style:style style:name="P57" style:family="paragraph" style:parent-style-name="Standard">
      <style:paragraph-properties fo:line-height="100%" fo:orphans="0" fo:widows="0"/>
      <style:text-properties style:font-name="Montserrat" fo:font-size="10pt" fo:font-weight="bold" style:font-name-asian="Montserrat1" style:font-size-asian="10pt" style:font-weight-asian="bold" style:font-name-complex="Montserrat1" style:font-size-complex="10pt"/>
    </style:style>
    <style:style style:name="P58" style:family="paragraph" style:parent-style-name="Standard">
      <style:paragraph-properties fo:line-height="100%" fo:orphans="0" fo:widows="0"/>
      <style:text-properties style:font-name="Montserrat" fo:font-size="11pt" fo:font-weight="bold" style:font-name-asian="Montserrat1" style:font-size-asian="11pt" style:font-weight-asian="bold" style:font-name-complex="Montserrat1" style:font-size-complex="11pt"/>
    </style:style>
    <style:style style:name="P59" style:family="paragraph" style:parent-style-name="Standard" style:list-style-name="WWNum1">
      <style:paragraph-properties fo:line-height="100%" fo:orphans="0" fo:widows="0"/>
      <style:text-properties style:font-name="Montserrat" fo:font-size="11pt" style:font-name-asian="Montserrat1" style:font-size-asian="11pt" style:font-name-complex="Montserrat1" style:font-size-complex="11pt"/>
    </style:style>
    <style:style style:name="P60" style:family="paragraph" style:parent-style-name="Standard" style:list-style-name="L12">
      <style:paragraph-properties fo:line-height="100%" fo:text-align="start" style:justify-single-word="false" fo:orphans="0" fo:widows="0"/>
      <style:text-properties style:font-name="Montserrat" fo:font-size="11pt" fo:language="en" fo:country="US" fo:font-weight="normal" style:font-name-asian="Montserrat1" style:font-size-asian="11pt" style:font-weight-asian="normal" style:font-name-complex="Montserrat1" style:font-size-complex="11pt" style:font-weight-complex="normal"/>
    </style:style>
    <style:style style:name="P61" style:family="paragraph" style:parent-style-name="Standard">
      <style:paragraph-properties fo:line-height="100%" fo:text-align="start" style:justify-single-word="false" fo:orphans="0" fo:widows="0"/>
    </style:style>
    <style:style style:name="P62" style:family="paragraph" style:parent-style-name="Standard" style:list-style-name="L9">
      <style:paragraph-properties fo:line-height="100%" fo:text-align="start" style:justify-single-word="false" fo:orphans="0" fo:widows="0"/>
    </style:style>
    <style:style style:name="P63" style:family="paragraph" style:parent-style-name="Standard" style:list-style-name="L4">
      <style:paragraph-properties fo:line-height="100%" fo:orphans="0" fo:widows="0"/>
    </style:style>
    <style:style style:name="P64" style:family="paragraph" style:parent-style-name="Standard" style:list-style-name="L12">
      <style:paragraph-properties fo:line-height="100%" fo:text-align="start" style:justify-single-word="false" fo:orphans="0" fo:widows="0"/>
      <style:text-properties fo:language="en" fo:country="US" fo:font-weight="normal" style:font-weight-asian="normal" style:font-weight-complex="normal"/>
    </style:style>
    <style:style style:name="P65" style:family="paragraph" style:parent-style-name="Standard" style:list-style-name="WWNum6">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66" style:family="paragraph" style:parent-style-name="Standard" style:list-style-name="WWNum2">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67" style:family="paragraph" style:parent-style-name="Standard" style:list-style-name="WWNum4">
      <style:paragraph-properties fo:margin-left="1.27cm" fo:margin-right="0cm" fo:line-height="100%" fo:orphans="0" fo:widows="0" fo:text-indent="-0.635cm" style:auto-text-indent="false"/>
      <style:text-properties style:font-name="Montserrat" fo:font-size="10.5pt" style:font-name-asian="Montserrat1" style:font-size-asian="10.5pt" style:font-name-complex="Montserrat1" style:font-size-complex="10.5pt"/>
    </style:style>
    <style:style style:name="P68" style:family="paragraph" style:parent-style-name="Standard" style:list-style-name="WWNum3">
      <style:paragraph-properties fo:margin-left="1.27cm" fo:margin-right="0cm" fo:line-height="100%" fo:orphans="0" fo:widows="0" fo:text-indent="-0.635cm" style:auto-text-indent="false"/>
      <style:text-properties style:font-name="Montserrat" fo:font-size="10.5pt" style:font-name-asian="Montserrat1" style:font-size-asian="10.5pt" style:font-name-complex="Montserrat1" style:font-size-complex="10.5pt"/>
    </style:style>
    <style:style style:name="P69" style:family="paragraph" style:parent-style-name="Standard" style:list-style-name="WWNum1">
      <style:paragraph-properties fo:margin-left="1.27cm" fo:margin-right="0cm" fo:line-height="100%" fo:orphans="0" fo:widows="0" fo:text-indent="-0.635cm" style:auto-text-indent="false"/>
      <style:text-properties style:font-name="Montserrat" fo:font-size="10.5pt" style:font-name-asian="Montserrat1" style:font-size-asian="10.5pt" style:font-name-complex="Montserrat1" style:font-size-complex="10.5pt"/>
    </style:style>
    <style:style style:name="P70"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style:font-name="Bahnschrift SemiLight" fo:font-size="9pt" fo:language="en" fo:country="US" fo:font-style="normal" style:text-underline-style="solid" style:text-underline-width="auto" style:text-underline-color="font-color" fo:background-color="#ffcc00" style:font-name-asian="Montserrat1" style:font-size-asian="9pt" style:font-style-asian="normal" style:font-name-complex="Montserrat1" style:font-size-complex="9pt" style:font-style-complex="normal"/>
    </style:style>
    <style:style style:name="P71" style:family="paragraph" style:parent-style-name="Standard" style:list-style-name="L1">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style:font-name="Bahnschrift SemiLight" fo:font-size="9pt" fo:language="en" fo:country="US" style:font-size-asian="9pt" style:font-size-complex="9pt"/>
    </style:style>
    <style:style style:name="P72" style:family="paragraph" style:parent-style-name="Standard" style:list-style-name="L2">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style:font-name="Bahnschrift SemiLight" fo:font-size="9pt" fo:language="en" fo:country="US" style:font-size-asian="9pt" style:font-size-complex="9pt"/>
    </style:style>
    <style:style style:name="P73" style:family="paragraph" style:parent-style-name="Standard" style:list-style-name="L1">
      <style:paragraph-properties loext:contextual-spacing="false" fo:margin-left="0cm" fo:margin-right="0cm" fo:margin-top="0cm" fo:margin-bottom="0cm" fo:line-height="100%" fo:text-align="start" style:justify-single-word="false" fo:orphans="0" fo:widows="0" fo:text-indent="0cm" style:auto-text-indent="false" fo:padding="0cm" fo:border="none"/>
      <style:text-properties style:font-name="Bahnschrift SemiLight" fo:font-size="9pt" fo:language="en" fo:country="US" style:font-size-asian="9pt" style:font-size-complex="9pt"/>
    </style:style>
    <style:style style:name="P74" style:family="paragraph" style:parent-style-name="Standard" style:list-style-name="L2">
      <style:paragraph-properties loext:contextual-spacing="false" fo:margin-left="0cm" fo:margin-right="0cm" fo:margin-top="0cm" fo:margin-bottom="0cm" fo:line-height="100%" fo:text-align="start" style:justify-single-word="false" fo:orphans="0" fo:widows="0" fo:text-indent="0cm" style:auto-text-indent="false" fo:padding="0cm" fo:border="none"/>
      <style:text-properties style:font-name="Bahnschrift SemiLight" fo:font-size="9pt" fo:language="en" fo:country="US" style:font-size-asian="9pt" style:font-size-complex="9pt"/>
    </style:style>
    <style:style style:name="P75" style:family="paragraph" style:parent-style-name="Standard" style:list-style-name="WWNum4">
      <style:paragraph-properties fo:margin-left="2.54cm" fo:margin-right="0cm" fo:line-height="100%" fo:orphans="0" fo:widows="0" fo:text-indent="-0.635cm" style:auto-text-indent="false"/>
      <style:text-properties style:font-name="Montserrat" fo:font-size="10.5pt" fo:language="en" fo:country="US" style:font-name-asian="Montserrat1" style:font-size-asian="10.5pt" style:font-name-complex="Montserrat1" style:font-size-complex="10.5pt"/>
    </style:style>
    <style:style style:name="P76" style:family="paragraph" style:parent-style-name="Standard" style:list-style-name="WWNum3">
      <style:paragraph-properties fo:margin-left="2.54cm" fo:margin-right="0cm" fo:line-height="100%" fo:orphans="0" fo:widows="0" fo:text-indent="-0.635cm" style:auto-text-indent="false"/>
      <style:text-properties style:font-name="Bahnschrift SemiLight" fo:font-size="10.5pt" fo:language="en" fo:country="US" style:font-name-asian="Montserrat1" style:font-size-asian="10.5pt" style:font-name-complex="Montserrat1" style:font-size-complex="10.5pt"/>
    </style:style>
    <style:style style:name="T1" style:family="text">
      <style:text-properties style:font-name="Montserrat" fo:font-size="12pt" fo:font-weight="bold" style:font-name-asian="Montserrat1" style:font-size-asian="12pt" style:font-weight-asian="bold" style:font-name-complex="Montserrat1" style:font-size-complex="12pt"/>
    </style:style>
    <style:style style:name="T2" style:family="text">
      <style:text-properties style:font-name="Montserrat" fo:font-size="12pt" style:font-name-asian="Montserrat1" style:font-size-asian="12pt" style:font-name-complex="Montserrat1" style:font-size-complex="12pt"/>
    </style:style>
    <style:style style:name="T3" style:family="text">
      <style:text-properties style:font-name="Montserrat" fo:font-size="10.5pt" fo:language="en" fo:country="US" style:font-name-asian="Montserrat1" style:font-size-asian="10.5pt" style:font-name-complex="Montserrat1" style:font-size-complex="10.5pt"/>
    </style:style>
    <style:style style:name="T4" style:family="text">
      <style:text-properties style:font-name="Montserrat" style:font-name-asian="Montserrat1" style:font-name-complex="Montserrat1"/>
    </style:style>
    <style:style style:name="T5" style:family="text">
      <style:text-properties style:font-name="Montserrat" fo:font-weight="bold" style:font-name-asian="Montserrat1" style:font-weight-asian="bold" style:font-name-complex="Montserrat1"/>
    </style:style>
    <style:style style:name="T6" style:family="text">
      <style:text-properties style:font-name="Montserrat" fo:language="en" fo:country="US" style:font-name-asian="Montserrat1" style:font-name-complex="Montserrat1"/>
    </style:style>
    <style:style style:name="T7" style:family="text">
      <style:text-properties fo:language="en" fo:country="US"/>
    </style:style>
    <style:style style:name="T8" style:family="text">
      <style:text-properties fo:language="en" fo:country="US" style:text-underline-style="solid" style:text-underline-width="auto" style:text-underline-color="font-color"/>
    </style:style>
    <style:style style:name="T9" style:family="text">
      <style:text-properties fo:language="en" fo:country="US" style:text-underline-style="solid" style:text-underline-width="auto" style:text-underline-color="font-color" fo:background-color="#ff9999" style:font-name-asian="Montserrat1" style:font-name-complex="Montserrat1"/>
    </style:style>
    <style:style style:name="T10" style:family="text">
      <style:text-properties fo:language="en" fo:country="US" style:font-name-asian="Montserrat1" style:font-name-complex="Montserrat1"/>
    </style:style>
    <style:style style:name="T11" style:family="text">
      <style:text-properties fo:language="fr" fo:country="FR"/>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letter-spacing="normal" fo:font-weight="normal"/>
    </style:style>
    <style:style style:name="T14" style:family="text">
      <style:text-properties fo:font-variant="normal" fo:text-transform="none" fo:color="#000000" style:text-line-through-style="none" style:font-name="Bahnschrift SemiLight" fo:font-size="9pt" fo:letter-spacing="normal" fo:language="en" fo:country="US" fo:font-style="normal" style:text-underline-style="solid" style:text-underline-width="auto" style:text-underline-color="font-color" fo:font-weight="normal" style:text-blinking="false" fo:background-color="#ffcc00" style:font-size-asian="9pt" style:font-weight-asian="normal" style:font-size-complex="9pt" style:font-weight-complex="normal"/>
    </style:style>
    <style:style style:name="T15" style:family="text">
      <style:text-properties fo:font-variant="normal" fo:text-transform="none" fo:color="#000000" fo:letter-spacing="normal" fo:language="en" fo:country="US" fo:font-style="normal" fo:font-weight="normal"/>
    </style:style>
    <style:style style:name="T16" style:family="text">
      <style:text-properties style:font-name="Bahnschrift SemiLight"/>
    </style:style>
    <style:style style:name="T17" style:family="text">
      <style:text-properties style:font-name="Bahnschrift SemiLight" fo:language="en" fo:country="US"/>
    </style:style>
    <style:style style:name="T18" style:family="text">
      <style:text-properties style:font-name="Bahnschrift SemiLight" fo:language="en" fo:country="US" fo:background-color="#ff9999" style:font-name-asian="Montserrat1" style:font-name-complex="Montserrat1"/>
    </style:style>
    <style:style style:name="T19" style:family="text">
      <style:text-properties style:font-name="Bahnschrift SemiLight" fo:language="en" fo:country="US" style:font-name-asian="Montserrat1" style:font-name-complex="Montserrat1"/>
    </style:style>
    <style:style style:name="T20" style:family="text">
      <style:text-properties style:font-name="Bahnschrift SemiLight" fo:language="en" fo:country="US" style:text-underline-style="solid" style:text-underline-width="auto" style:text-underline-color="font-color" style:font-name-asian="Montserrat1" style:font-name-complex="Montserrat1"/>
    </style:style>
    <style:style style:name="T21" style:family="text">
      <style:text-properties style:font-name="Bahnschrift SemiLight" fo:language="en" fo:country="US" fo:background-color="#ffffff" style:font-name-asian="Montserrat1" style:font-name-complex="Montserrat1"/>
    </style:style>
    <style:style style:name="T22" style:family="text">
      <style:text-properties style:font-name="Bahnschrift SemiLight" fo:font-size="10.5pt" fo:language="en" fo:country="US" style:font-name-asian="Montserrat1" style:font-size-asian="10.5pt" style:font-name-complex="Montserrat1" style:font-size-complex="10.5pt"/>
    </style:style>
    <style:style style:name="T23" style:family="text">
      <style:text-properties style:font-name="Bahnschrift SemiLight" fo:font-size="10.5pt" fo:language="en" fo:country="US" fo:font-weight="bold" style:font-name-asian="Montserrat1" style:font-size-asian="10.5pt" style:font-weight-asian="bold" style:font-name-complex="Montserrat1" style:font-size-complex="10.5pt" style:font-weight-complex="bold"/>
    </style:style>
    <style:style style:name="T24" style:family="text">
      <style:text-properties style:font-name="Bahnschrift SemiLight" fo:font-size="10.5pt" fo:language="fr" fo:country="FR" style:font-name-asian="Montserrat1" style:font-size-asian="10.5pt" style:font-name-complex="Montserrat1" style:font-size-complex="10.5pt"/>
    </style:style>
    <style:style style:name="T25" style:family="text">
      <style:text-properties style:font-name="Bahnschrift SemiLight" fo:font-size="10.5pt" fo:language="fr" fo:country="FR" fo:font-weight="bold" style:font-name-asian="Montserrat1" style:font-size-asian="10.5pt" style:font-weight-asian="bold" style:font-name-complex="Montserrat1" style:font-size-complex="10.5pt" style:font-weight-complex="bold"/>
    </style:style>
    <style:style style:name="T26" style:family="text">
      <style:text-properties style:font-name="Bahnschrift SemiLight" fo:font-size="10.5pt" fo:language="fr" fo:country="FR" style:font-size-asian="10.5pt" style:font-size-complex="10.5pt"/>
    </style:style>
    <style:style style:name="T27" style:family="text">
      <style:text-properties style:font-name="Bahnschrift SemiLight" fo:font-size="10.5pt" style:font-size-asian="10.5pt" style:font-size-complex="10.5pt"/>
    </style:style>
    <style:style style:name="T28" style:family="text">
      <style:text-properties style:font-name="Bahnschrift SemiLight" fo:font-size="10.5pt" style:font-name-asian="Montserrat1" style:font-size-asian="10.5pt" style:font-name-complex="Montserrat1" style:font-size-complex="10.5pt"/>
    </style:style>
    <style:style style:name="T29" style:family="text">
      <style:text-properties style:font-name="Bahnschrift SemiLight" fo:font-size="11pt" fo:language="en" fo:country="US" style:font-name-asian="Montserrat1" style:font-size-asian="11pt" style:font-name-complex="Montserrat1" style:font-size-complex="11pt"/>
    </style:style>
    <style:style style:name="T30" style:family="text">
      <style:text-properties style:font-name="Bahnschrift SemiLight" fo:font-size="11pt" fo:language="en" fo:country="US" fo:font-weight="bold" style:font-name-asian="Montserrat1" style:font-size-asian="11pt" style:font-weight-asian="bold" style:font-name-complex="Montserrat1" style:font-size-complex="11pt" style:font-weight-complex="bold"/>
    </style:style>
    <style:style style:name="T31" style:family="text">
      <style:text-properties style:font-name="Bahnschrift SemiLight" fo:language="fr" fo:country="FR" style:text-underline-style="solid" style:text-underline-width="auto" style:text-underline-color="font-color" style:font-name-asian="Montserrat1" style:font-name-complex="Montserrat1"/>
    </style:style>
    <style:style style:name="T32" style:family="text">
      <style:text-properties style:font-name="Bahnschrift SemiLight" fo:language="fr" fo:country="FR" style:font-name-asian="Montserrat1" style:font-name-complex="Montserrat1"/>
    </style:style>
    <style:style style:name="T33" style:family="text">
      <style:text-properties style:font-name="Bahnschrift SemiLight" fo:language="fr" fo:country="FR" fo:background-color="#ffffff" style:font-name-asian="Montserrat1" style:font-name-complex="Montserrat1"/>
    </style:style>
    <style:style style:name="T34" style:family="text">
      <style:text-properties fo:color="#000000" style:font-name="Bahnschrift SemiLight" fo:language="en" fo:country="US"/>
    </style:style>
    <style:style style:name="T35" style:family="text">
      <style:text-properties fo:color="#000000" style:font-name="Bahnschrift SemiLight" fo:language="en" fo:country="US" style:font-name-asian="Montserrat1" style:font-name-complex="Montserrat1"/>
    </style:style>
    <style:style style:name="T36" style:family="text">
      <style:text-properties fo:color="#000000" style:font-name="Bahnschrift SemiLight" fo:language="fr" fo:country="FR"/>
    </style:style>
    <style:style style:name="T37" style:family="text">
      <style:text-properties fo:color="#000000" fo:language="en" fo:country="US"/>
    </style:style>
    <style:style style:name="T38" style:family="text">
      <style:text-properties fo:color="#3333ff"/>
    </style:style>
    <style:style style:name="T39" style:family="text">
      <style:text-properties fo:color="#3333ff" fo:language="fr" fo:country="FR"/>
    </style:style>
    <style:style style:name="T40" style:family="text">
      <style:text-properties fo:background-color="#ffcc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Spécifications techniques </text:p>
      <text:p text:style-name="P3"/>
      <text:p text:style-name="P3"/>
      <text:p text:style-name="P3">I) Choix technologiques</text:p>
      <text:p text:style-name="P3"/>
      <text:list xml:id="list8310546230048666483" text:style-name="WWNum6">
        <text:list-item>
          <text:p text:style-name="P65">État des lieux des besoins fonctionnels et de leurs solutions techniques :</text:p>
        </text:list-item>
      </text:list>
      <text:p text:style-name="P1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1">Besoins </text:p>
          </table:table-cell>
          <table:table-cell table:style-name="Table1.A1" office:value-type="string">
            <text:p text:style-name="P31">Contraintes</text:p>
          </table:table-cell>
          <table:table-cell table:style-name="Table1.A1" office:value-type="string">
            <text:p text:style-name="P31">Solution</text:p>
          </table:table-cell>
          <table:table-cell table:style-name="Table1.A1" office:value-type="string">
            <text:p text:style-name="P31">Description de la solution</text:p>
          </table:table-cell>
          <table:table-cell table:style-name="Table1.A1" office:value-type="string">
            <text:p text:style-name="P31">Justification (2 arguments)</text:p>
          </table:table-cell>
        </table:table-row>
        <table:table-row table:style-name="Table1.2">
          <table:table-cell table:style-name="Table1.A1" office:value-type="string">
            <text:p text:style-name="P28">Affichage des points de vente, et <text:span text:style-name="T38">gestion.</text:span></text:p>
            <text:p text:style-name="P39"/>
          </table:table-cell>
          <table:table-cell table:style-name="Table1.A1" office:value-type="string">
            <text:p text:style-name="P24">Afficher les magasins (addresses) sur une carte au clic du point de vente et g<text:span text:style-name="T11">é</text:span>rer les points de vente.</text:p>
          </table:table-cell>
          <table:table-cell table:style-name="Table1.A1" office:value-type="string">
            <text:p text:style-name="P70">Stock locations for WooCommerce</text:p>
          </table:table-cell>
          <table:table-cell table:style-name="Table1.A1" office:value-type="string">
            <text:p text:style-name="P35">Extension qui permet d'ajouter des points de vente sur une carte et de les g<text:span text:style-name="T11">é</text:span>rer.(71<text:span text:style-name="T13">€)</text:span></text:p>
          </table:table-cell>
          <table:table-cell table:style-name="Table1.A1" office:value-type="string">
            <text:p text:style-name="P24">1)Facile d'utilisation et gestion des diff<text:span text:style-name="T11">è</text:span>rents points de vente.</text:p>
            <text:p text:style-name="P27">2) Il est possible de créer des remises par point de vente.</text:p>
          </table:table-cell>
        </table:table-row>
        <table:table-row table:style-name="Table1.3">
          <table:table-cell table:style-name="Table1.A1" office:value-type="string">
            <text:p text:style-name="P30">Formulaire de contact</text:p>
          </table:table-cell>
          <table:table-cell table:style-name="Table1.A1" office:value-type="string">
            <text:p text:style-name="P26">Le client doit pouvoir contacter l'é<text:span text:style-name="T7">quipe sur la boite d'administration. Un anti-spam doit </text:span><text:span text:style-name="T11">ê</text:span><text:span text:style-name="T7">tre mis en place.</text:span></text:p>
          </table:table-cell>
          <table:table-cell table:style-name="Table1.A1" office:value-type="string">
            <text:p text:style-name="P23">WPForm</text:p>
          </table:table-cell>
          <table:table-cell table:style-name="Table1.A1" office:value-type="string">
            <text:p text:style-name="P25"><text:span text:style-name="T7">Ce plugin est un constructeur simple de formulaire, il offre des mod</text:span><text:span text:style-name="T11">èles précon</text:span><text:span text:style-name="T11">ç</text:span><text:span text:style-name="T7">us ainsi que des fonctionnalit</text:span><text:span text:style-name="T11">é</text:span><text:span text:style-name="T7">s avanc</text:span><text:span text:style-name="T11">é</text:span><text:span text:style-name="T7">s comme la protection contre le spam et les notifications par e-mail.</text:span></text:p>
          </table:table-cell>
          <table:table-cell table:style-name="Table1.A1" office:value-type="string">
            <text:list xml:id="list484598113898883753" text:style-name="L1">
              <text:list-header>
                <text:p text:style-name="P71">1)Simple <text:span text:style-name="T11">à gérer et entière</text:span>ment personnalisable.</text:p>
                <text:p text:style-name="P73">2)Le formulaire permet de mettre en place rapidement un Captcha directement int<text:span text:style-name="T11">égré.</text:span></text:p>
              </text:list-header>
            </text:list>
          </table:table-cell>
        </table:table-row>
        <table:table-row table:style-name="Table1.4">
          <table:table-cell table:style-name="Table1.A4" office:value-type="string">
            <text:p text:style-name="P29">LiveChat en ligne</text:p>
          </table:table-cell>
          <table:table-cell table:style-name="Table1.A4" office:value-type="string">
            <text:p text:style-name="P22">Doit toujours <text:span text:style-name="T11">ê</text:span>tre pr<text:span text:style-name="T11">é</text:span>sent <text:span text:style-name="T11">à l</text:span>'<text:span text:style-name="T11">écr</text:span>an et le client doit pouvoir contacter l'<text:span text:style-name="T11">équipe directe</text:span>ment.</text:p>
          </table:table-cell>
          <table:table-cell table:style-name="Table1.A4" office:value-type="string">
            <text:p text:style-name="P23">LiveChat for WooCommerce</text:p>
          </table:table-cell>
          <table:table-cell table:style-name="Table1.A4" office:value-type="string">
            <text:p text:style-name="P25"><text:span text:style-name="T7">Extension de discussion directe afin de contacter le client rapidement.(</text:span><text:span text:style-name="T11">à </text:span><text:span text:style-name="T7">partir de 20 </text:span><text:span text:style-name="T15">€</text:span><text:span text:style-name="T15"> par agent</text:span><text:span text:style-name="T37">)</text:span></text:p>
          </table:table-cell>
          <table:table-cell table:style-name="Table1.A4" office:value-type="string">
            <text:p text:style-name="P22">1)Simple d'utilisation et permet de r<text:span text:style-name="T11">é</text:span>pondre aux attentes clients sur n'importe quel appareils.</text:p>
            <text:p text:style-name="P36">2)Interface de messagerie personnalisable</text:p>
          </table:table-cell>
        </table:table-row>
        <table:table-row table:style-name="Table1.5">
          <table:table-cell table:style-name="Table1.A4" office:value-type="string">
            <text:p text:style-name="P29">Traduction des pages</text:p>
          </table:table-cell>
          <table:table-cell table:style-name="Table1.A4" office:value-type="string">
            <text:p text:style-name="P22">Il faut que le site soit taduit en plusieurs langages afin que le client puissent le comprendre.</text:p>
          </table:table-cell>
          <table:table-cell table:style-name="Table1.A4" office:value-type="string">
            <text:p text:style-name="P23">GTranslate</text:p>
          </table:table-cell>
          <table:table-cell table:style-name="Table1.A4" office:value-type="string">
            <text:p text:style-name="P21">Plugin qui permet d'int<text:span text:style-name="T11">égr</text:span>er plusieurs traductions pour le site web, un bouton s'affichent afin que le client puissent choisir sa langue.</text:p>
          </table:table-cell>
          <table:table-cell table:style-name="Table1.A4" office:value-type="string">
            <text:list xml:id="list5125812810529485364" text:style-name="L2">
              <text:list-header>
                <text:p text:style-name="P72">1)Traduction automatique pour toutes les pages.</text:p>
                <text:p text:style-name="P74">2)Le plugin est facile d'utilisation et le bouton pour la traduction est facilement int<text:span text:style-name="T11">é</text:span>grable au menu du site.</text:p>
              </text:list-header>
            </text:list>
          </table:table-cell>
        </table:table-row>
        <table:table-row table:style-name="Table1.6">
          <table:table-cell table:style-name="Table1.A4" office:value-type="string">
            <text:p text:style-name="P29">Facture en PDF</text:p>
          </table:table-cell>
          <table:table-cell table:style-name="Table1.A4" office:value-type="string">
            <text:p text:style-name="P22">Le client doit pouvoir t<text:span text:style-name="T11">élé</text:span>charger sa facture <text:span text:style-name="T11">à </text:span>partir de “Mon compte”.</text:p>
          </table:table-cell>
          <table:table-cell table:style-name="Table1.A4" office:value-type="string">
            <text:p text:style-name="P16"><text:a xlink:type="simple" xlink:href="http://test.local/wp-admin/plugin-install.php?tab=plugin-information&amp;plugin=woocommerce-pdf-invoices-packing-slips&amp;TB_iframe=true&amp;width=772&amp;height=885" text:style-name="Internet_20_link" text:visited-style-name="Visited_20_Internet_20_Link"><text:span text:style-name="T14">PDF Invoices &amp; Packing Slips for WooCommerce</text:span></text:a></text:p>
            <text:p text:style-name="P37"/>
          </table:table-cell>
          <table:table-cell table:style-name="Table1.A4" office:value-type="string">
            <text:p text:style-name="P38"><text:span text:style-name="T12">Créez, imprimez et envoyez par e-mail des factures et bons de livraison PDF pour les commandes WooCommerce.</text:span> </text:p>
          </table:table-cell>
          <table:table-cell table:style-name="Table1.A4" office:value-type="string">
            <text:list xml:id="list35378694" text:continue-numbering="true" text:style-name="L2">
              <text:list-header>
                <text:p text:style-name="P72">1)Enti<text:span text:style-name="T11">è</text:span>rement personnalisable</text:p>
                <text:p text:style-name="P74">2)G<text:span text:style-name="T11">éné</text:span>re des factures PDF automatiquement.</text:p>
              </text:list-header>
            </text:list>
          </table:table-cell>
        </table:table-row>
        <table:table-row table:style-name="Table1.1">
          <table:table-cell table:style-name="Table1.A4" office:value-type="string">
            <text:p text:style-name="P29">Configuration des <text:soft-page-break/>produits</text:p>
          </table:table-cell>
          <table:table-cell table:style-name="Table1.A4" office:value-type="string">
            <text:p text:style-name="P20">Le client doit pouvoir modifier <text:soft-page-break/>l'image des produits en direct afin de <text:span text:style-name="T11">répondre</text:span> <text:span text:style-name="T11">à</text:span> ses attentes.</text:p>
          </table:table-cell>
          <table:table-cell table:style-name="Table1.A4" office:value-type="string">
            <text:p text:style-name="P17"><text:span text:style-name="T40">Variation</text:span> <text:soft-page-break/><text:span text:style-name="T40">swatches</text:span></text:p>
          </table:table-cell>
          <table:table-cell table:style-name="Table1.A4" office:value-type="string">
            <text:p text:style-name="P40"><text:span text:style-name="T34">Plugin intuitif qui transforme les listes </text:span><text:soft-page-break/><text:span text:style-name="T34">d</text:span><text:span text:style-name="T36">é</text:span><text:span text:style-name="T34">roulantes de variations de produits en swatches visuels pour permettre au clients de s</text:span><text:span text:style-name="T36">électionner </text:span><text:span text:style-name="T34">des variations de produits.(49</text:span><text:span text:style-name="T16">€ </text:span><text:span text:style-name="T17">par an)</text:span></text:p>
          </table:table-cell>
          <table:table-cell table:style-name="Table1.A4" office:value-type="string">
            <text:list xml:id="list35364203" text:continue-numbering="true" text:style-name="L2">
              <text:list-header>
                <text:p text:style-name="P72">1)Facilit<text:span text:style-name="T11">é </text:span>de personnalisation, le plugin <text:soft-page-break/>permet de facilement correspondre <text:span text:style-name="T11">à</text:span> la maquette.</text:p>
                <text:p text:style-name="P74">2)L'extension a 5 <text:span text:style-name="T11">é</text:span>toiles sur WP ce qui montre sa fiabilit<text:span text:style-name="T11">é.</text:span></text:p>
                <text:p text:style-name="P74">3)Plugin facile d'utilisation.</text:p>
              </text:list-header>
            </text:list>
          </table:table-cell>
        </table:table-row>
        <table:table-row table:style-name="Table1.1">
          <table:table-cell table:style-name="Table1.A4" office:value-type="string">
            <text:p text:style-name="P29">Affichage des produits, <text:span text:style-name="T38">g</text:span><text:span text:style-name="T39">estion des prix, gestions des remises, gestion des contenus </text:span></text:p>
          </table:table-cell>
          <table:table-cell table:style-name="Table1.A4" office:value-type="string">
            <text:p text:style-name="P22"><text:s/>Les produits doivent <text:span text:style-name="T11">ê</text:span>tre conforme <text:span text:style-name="T11">à</text:span> la maquette et le client doit pouvoir les consulter. Les administrateurs doivent pouvoir apporter des modifications au produits.</text:p>
          </table:table-cell>
          <table:table-cell table:style-name="Table1.A4" office:value-type="string">
            <text:p text:style-name="P18">WooCommerce</text:p>
          </table:table-cell>
          <table:table-cell table:style-name="Table1.A4" office:value-type="string">
            <text:p text:style-name="P38">L'extension WooCommerce permet de c<text:span text:style-name="T11">réer </text:span>des affiches de produits avec leurs prix et images ainsi que remise de prix pour les afficher sur le site web.</text:p>
          </table:table-cell>
          <table:table-cell table:style-name="Table1.A4" office:value-type="string">
            <text:list xml:id="list35382688" text:continue-numbering="true" text:style-name="L2">
              <text:list-header>
                <text:p text:style-name="P72">1)Interface facile d'utilisation et tr<text:span text:style-name="T11">è</text:span>s compl<text:span text:style-name="T11">é</text:span>te pour afficher les informations du produit.</text:p>
                <text:p text:style-name="P74">2)Permet de modifier et afficher rapidement des produits.</text:p>
              </text:list-header>
            </text:list>
          </table:table-cell>
        </table:table-row>
        <table:table-row table:style-name="Table1.9">
          <table:table-cell table:style-name="Table1.A4" office:value-type="string">
            <text:p text:style-name="P29">Paiement en ligne</text:p>
          </table:table-cell>
          <table:table-cell table:style-name="Table1.A4" office:value-type="string">
            <text:p text:style-name="P22">Les clients doivent pouvoir payer directement en ligne. Doit <text:span text:style-name="T11">ê</text:span>tre connect<text:span text:style-name="T11">é </text:span>au compte bancaire et Paypal d'Emoving.</text:p>
          </table:table-cell>
          <table:table-cell table:style-name="Table1.A4" office:value-type="string">
            <text:p text:style-name="P19">WooCommerce payments et WooCommerce paiements paypal</text:p>
          </table:table-cell>
          <table:table-cell table:style-name="Table1.A4" office:value-type="string">
            <text:p text:style-name="P38">Extension directement int<text:span text:style-name="T11">égré </text:span>dans WooCommerce afin de mettre en place un syst<text:span text:style-name="T11">è</text:span>me de paiement. La deuxi<text:span text:style-name="T11">è</text:span>me extension sert <text:span text:style-name="T11">à </text:span>mettre un moyen de paiement pas paypal en place.</text:p>
          </table:table-cell>
          <table:table-cell table:style-name="Table1.A4" office:value-type="string">
            <text:list xml:id="list35386887" text:continue-numbering="true" text:style-name="L2">
              <text:list-header>
                <text:p text:style-name="P74">1)Large s<text:span text:style-name="T11">é</text:span>lection de moyens de paiements (VISA, ApplePay, CB,,)</text:p>
                <text:p text:style-name="P74">2)Extension facile pour connecter paypal au site web directement via WooCommerce</text:p>
              </text:list-header>
            </text:list>
          </table:table-cell>
        </table:table-row>
        <table:table-row table:style-name="Table1.10">
          <table:table-cell table:style-name="Table1.A4" office:value-type="string">
            <text:p text:style-name="P29">Gérer compte client</text:p>
          </table:table-cell>
          <table:table-cell table:style-name="Table1.A4" office:value-type="string">
            <text:p text:style-name="P22">Le client doit pouvoir afficher ses commandes, informations et les modifier directement dans l'espace “mon compte”.</text:p>
          </table:table-cell>
          <table:table-cell table:style-name="Table1.A4" office:value-type="string">
            <text:p text:style-name="P19">WooCommerce</text:p>
          </table:table-cell>
          <table:table-cell table:style-name="Table1.A4" office:value-type="string">
            <text:p text:style-name="P38">WooCommerce permet au clients de cr<text:span text:style-name="T11">é</text:span>er un compte et de modifier les informations directement dans l'espace “mon compte”.</text:p>
          </table:table-cell>
          <table:table-cell table:style-name="Table1.A4" office:value-type="string">
            <text:list xml:id="list35355952" text:continue-numbering="true" text:style-name="L2">
              <text:list-header>
                <text:p text:style-name="P72">1)Int<text:span text:style-name="T11">é</text:span>gration facile puisque WooCommerce le fait entièrement.</text:p>
                <text:p text:style-name="P74">2)Tous les <text:span text:style-name="T11">élé</text:span>ments demand<text:span text:style-name="T11">é</text:span>s sont pr<text:span text:style-name="T11">é</text:span>sents en quelques clics.</text:p>
              </text:list-header>
            </text:list>
          </table:table-cell>
        </table:table-row>
        <table:table-row table:style-name="Table1.1">
          <table:table-cell table:style-name="Table1.A4" office:value-type="string">
            <text:p text:style-name="P34">Gé<text:span text:style-name="T7">rer mots de passe</text:span></text:p>
          </table:table-cell>
          <table:table-cell table:style-name="Table1.A4" office:value-type="string">
            <text:p text:style-name="P25"><text:span text:style-name="T7">Le mot de passe doit comporter minimum 8 caract</text:span><text:span text:style-name="T11">è</text:span><text:span text:style-name="T7">res</text:span> (chiffres +lettres + caractères spéciaux). </text:p>
          </table:table-cell>
          <table:table-cell table:style-name="Table1.A4" office:value-type="string">
            <text:p text:style-name="P19">Password Strenght settings for WooCommerce</text:p>
          </table:table-cell>
          <table:table-cell table:style-name="Table1.A4" office:value-type="string">
            <text:p text:style-name="P38"><text:s/>Extension qui impose des exigences au niveau du mot de passe pour une <text:span text:style-name="T11">création</text:span> de compte</text:p>
          </table:table-cell>
          <table:table-cell table:style-name="Table1.A4" office:value-type="string">
            <text:list xml:id="list35365967" text:continue-numbering="true" text:style-name="L2">
              <text:list-header>
                <text:p text:style-name="P72">1)Facilit<text:span text:style-name="T11">é </text:span>d'installation et de configuration.</text:p>
                <text:p text:style-name="P74">2)Personnalisation des exigences de mot de passe.</text:p>
              </text:list-header>
            </text:list>
          </table:table-cell>
        </table:table-row>
        <table:table-row table:style-name="Table1.12">
          <table:table-cell table:style-name="Table1.A4" office:value-type="string">
            <text:p text:style-name="P32">Gestions des stocks</text:p>
          </table:table-cell>
          <table:table-cell table:style-name="Table1.A4" office:value-type="string">
            <text:p text:style-name="P21">Administrateur doit pouvoir g<text:span text:style-name="T11">é</text:span>rer les stocks de produits <text:span text:style-name="T11">à </text:span>partir des diff<text:span text:style-name="T11">é</text:span>rents points de vente.</text:p>
          </table:table-cell>
          <table:table-cell table:style-name="Table1.A4" office:value-type="string">
            <text:p text:style-name="P19">Stock locations for WooCommerce</text:p>
          </table:table-cell>
          <table:table-cell table:style-name="Table1.A4" office:value-type="string">
            <text:p text:style-name="P38">L'extension permet directement d'ajouter un syst<text:span text:style-name="T11">è</text:span>me de stocks dans son interface afin de pouvoir les modifier dans chaque points de vente.</text:p>
          </table:table-cell>
          <table:table-cell table:style-name="Table1.A4" office:value-type="string">
            <text:list xml:id="list35358748" text:continue-numbering="true" text:style-name="L2">
              <text:list-header>
                <text:p text:style-name="P72">1)Interface facile, un menu est pr<text:span text:style-name="T11">é</text:span>vu pour afficher les stocks.</text:p>
                <text:p text:style-name="P74">2)Les articles peuvent <text:span text:style-name="T11">ê</text:span>tre ajouter dans un magasin precis gr<text:span text:style-name="T11">â</text:span>ce au menu int<text:span text:style-name="T11">égré </text:span>dans WooCommerce.</text:p>
              </text:list-header>
            </text:list>
          </table:table-cell>
        </table:table-row>
        <table:table-row table:style-name="Table1.12">
          <table:table-cell table:style-name="Table1.A4" office:value-type="string">
            <text:p text:style-name="P33">Autorisation de gestion des contenus, des prix et des remises</text:p>
          </table:table-cell>
          <table:table-cell table:style-name="Table1.A4" office:value-type="string">
            <text:p text:style-name="P21">Seul les administrateurs doivent <text:span text:style-name="T11">ê</text:span>tre autoris<text:span text:style-name="T11">é</text:span>s <text:span text:style-name="T11">à </text:span>publier les produits et <text:span text:style-name="T11">à </text:span>faire des modifications</text:p>
          </table:table-cell>
          <table:table-cell table:style-name="Table1.A4" office:value-type="string">
            <text:p text:style-name="P19">Members</text:p>
          </table:table-cell>
          <table:table-cell table:style-name="Table1.A4" office:value-type="string">
            <text:p text:style-name="P38">Ce puglin permet de mettre en place des roles ainsi que des permissions pour chacun d'entre eux.</text:p>
          </table:table-cell>
          <table:table-cell table:style-name="Table1.A4" office:value-type="string">
            <text:list xml:id="list35382372" text:continue-numbering="true" text:style-name="L2">
              <text:list-header>
                <text:p text:style-name="P72">1)Interface compl<text:span text:style-name="T11">è</text:span>te et facile d'utilisation</text:p>
                <text:p text:style-name="P74">2)S'int<text:span text:style-name="T11">é</text:span>gre directement au menu des produits afin de donner des autorisations.</text:p>
              </text:list-header>
            </text:list>
          </table:table-cell>
        </table:table-row>
      </table:table>
      <text:p text:style-name="P15"><text:soft-page-break/></text:p>
      <text:p text:style-name="P15"/>
      <text:p text:style-name="P3">II) Préconisations concernant le domaine et l’hébergement</text:p>
      <text:p text:style-name="P4"/>
      <text:list xml:id="list1307207354900170733" text:style-name="WWNum4">
        <text:list-item>
          <text:p text:style-name="P67">Nom du domaine : <text:span text:style-name="T7">Emoving.fr</text:span></text:p>
        </text:list-item>
        <text:list-item>
          <text:p text:style-name="P67">Nom de l’hébergement : <text:span text:style-name="T8">hostinger.fr</text:span></text:p>
        </text:list-item>
        <text:list-item>
          <text:p text:style-name="P67">Adresses e-mail : </text:p>
          <text:list>
            <text:list-item>
              <text:p text:style-name="P75">contact@emoving.fr</text:p>
            </text:list-item>
            <text:list-item>
              <text:p text:style-name="P75">admin@emoving.fr</text:p>
            </text:list-item>
            <text:list-item>
              <text:p text:style-name="P75">service@emoving.fr</text:p>
            </text:list-item>
          </text:list>
        </text:list-item>
      </text:list>
      <text:p text:style-name="P41"/>
      <text:p text:style-name="P10"><text:span text:style-name="T4"><text:line-break/></text:span><text:span text:style-name="T5">III) Accessibilité</text:span></text:p>
      <text:p text:style-name="P5"/>
      <text:list xml:id="list6469063001972506532" text:style-name="WWNum3">
        <text:list-item>
          <text:p text:style-name="P68">Compatibilité navigateur </text:p>
          <text:list>
            <text:list-item>
              <text:p text:style-name="P76">Internet Explorer</text:p>
            </text:list-item>
            <text:list-item>
              <text:p text:style-name="P76">Mozilla Firefox</text:p>
            </text:list-item>
            <text:list-item>
              <text:p text:style-name="P76">Google Chrome</text:p>
            </text:list-item>
            <text:list-item>
              <text:p text:style-name="P76">Safari</text:p>
            </text:list-item>
            <text:list-item>
              <text:p text:style-name="P76">Op<text:span text:style-name="T11">é</text:span>ra</text:p>
            </text:list-item>
          </text:list>
        </text:list-item>
      </text:list>
      <text:p text:style-name="P41"/>
      <text:list xml:id="list35372785" text:continue-numbering="true" text:style-name="WWNum3">
        <text:list-item>
          <text:p text:style-name="P68">Types d’appareils</text:p>
          <text:list>
            <text:list-item>
              <text:p text:style-name="P76">T<text:span text:style-name="T11">élé</text:span>phones mobile (IOS | Android)</text:p>
            </text:list-item>
            <text:list-item>
              <text:p text:style-name="P76">Tablettes</text:p>
            </text:list-item>
            <text:list-item>
              <text:p text:style-name="P76">Ordinateurs bureau et portables</text:p>
            </text:list-item>
          </text:list>
        </text:list-item>
      </text:list>
      <text:p text:style-name="P6"/>
      <text:p text:style-name="P3"/>
      <text:p text:style-name="P3"/>
      <text:p text:style-name="P3"/>
      <text:p text:style-name="P3"/>
      <text:p text:style-name="P3"/>
      <text:p text:style-name="P3"/>
      <text:p text:style-name="P3"/>
      <text:p text:style-name="P3"><text:soft-page-break/></text:p>
      <text:p text:style-name="P3">IV) Services tiers </text:p>
      <text:p text:style-name="P4"/>
      <text:list xml:id="list6890110162703995154" text:style-name="WWNum2">
        <text:list-item>
          <text:p text:style-name="P66">Noms et justification de ceux qui devront être implémentés pour le bon fonctionnement et le suivi du site (par exemple les plugins…).</text:p>
        </text:list-item>
      </text:list>
      <text:p text:style-name="P15"/>
      <table:table table:name="Table2" table:style-name="Table2">
        <table:table-column table:style-name="Table2.A"/>
        <table:table-column table:style-name="Table2.B"/>
        <table:table-row table:style-name="Table2.1">
          <table:table-cell table:style-name="Table2.A1" office:value-type="string">
            <text:p text:style-name="P31">Nom</text:p>
          </table:table-cell>
          <table:table-cell table:style-name="Table2.A1" office:value-type="string">
            <text:p text:style-name="P31">Justification</text:p>
          </table:table-cell>
        </table:table-row>
        <table:table-row table:style-name="Table2.2">
          <table:table-cell table:style-name="Table2.A1" office:value-type="string">
            <text:p text:style-name="P8">WooCommerce</text:p>
          </table:table-cell>
          <table:table-cell table:style-name="Table2.A1" office:value-type="string">
            <text:p text:style-name="P7">WooCommerce est un plugin <text:span text:style-name="T7">gratuit d'</text:span>eCommerce pour WordPress.</text:p>
          </table:table-cell>
        </table:table-row>
        <table:table-row table:style-name="Table2.2">
          <table:table-cell table:style-name="Table2.A3" office:value-type="string">
            <text:p text:style-name="P8">Elementor</text:p>
          </table:table-cell>
          <table:table-cell table:style-name="Table2.A3" office:value-type="string">
            <text:p text:style-name="P7">Elementor est un constructeur de pages WordPress sans code.</text:p>
          </table:table-cell>
        </table:table-row>
        <table:table-row table:style-name="Table2.2">
          <table:table-cell table:style-name="Table2.A3" office:value-type="string">
            <text:p text:style-name="P8">WP Super Cache</text:p>
          </table:table-cell>
          <table:table-cell table:style-name="Table2.A3" office:value-type="string">
            <text:p text:style-name="P7">WP Super Cache est un plugin WordPress qui accélère les sites en générant des fichiers HTML statiques. </text:p>
          </table:table-cell>
        </table:table-row>
        <table:table-row table:style-name="Table2.2">
          <table:table-cell table:style-name="Table2.A3" office:value-type="string">
            <text:p text:style-name="P8">SEOPress</text:p>
          </table:table-cell>
          <table:table-cell table:style-name="Table2.A3" office:value-type="string">
            <text:p text:style-name="P42">SEOPress est un plugin WordPress complet pour l'optimisation du référencement et l'analyse SEO.</text:p>
          </table:table-cell>
        </table:table-row>
        <table:table-row table:style-name="Table2.2">
          <table:table-cell table:style-name="Table2.A3" office:value-type="string">
            <text:p text:style-name="P9">Duplicator</text:p>
          </table:table-cell>
          <table:table-cell table:style-name="Table2.A3" office:value-type="string">
            <text:p text:style-name="P7"><text:span text:style-name="T7">Effectue des sauvegardes Wordpress facilement, clone et d</text:span><text:span text:style-name="T11">é</text:span><text:span text:style-name="T7">place un site entier vers un autre emplacement</text:span></text:p>
          </table:table-cell>
        </table:table-row>
      </table:table>
      <text:p text:style-name="P15"/>
      <text:p text:style-name="P1"><text:span text:style-name="T2"><text:line-break/></text:span><text:span text:style-name="T1">V) Recommandations en termes de sécurité</text:span></text:p>
      <text:p text:style-name="P3"/>
      <text:list xml:id="list8904764128215568729" text:style-name="WWNum1">
        <text:list-item>
          <text:p text:style-name="P69">Accès aux comptes, plugins…</text:p>
          <text:list>
            <text:list-item>
              <text:p text:style-name="P45"><text:span text:style-name="T9">Wordfence Security</text:span><text:span text:style-name="T10">:Plugin de sécurité robuste pour WordPress offrant une protection complète contre les menaces en ligne telles que les attaques par force brute et les malwares. </text:span></text:p>
            </text:list-item>
            <text:list-item>
              <text:p text:style-name="P50"><text:span text:style-name="T18">Password Strenght Settings</text:span><text:span text:style-name="T19">: Ce plugin renforce les critères de complexité des mots de passe des utilisateurs. </text:span></text:p>
            </text:list-item>
            <text:list-item>
              <text:p text:style-name="P50"><text:span text:style-name="T18">Members: </text:span><text:span text:style-name="T19">"Members" est un plugin WordPress pour gérer les rôles et permissions des utilisateurs et ainsi assurer que seul les administrateurs puissent faire des modifications.</text:span></text:p>
            </text:list-item>
            <text:list-item>
              <text:p text:style-name="P54"><text:span text:style-name="T35">Certificat SSL</text:span><text:span text:style-name="T19">:</text:span><text:span text:style-name="T21"> Un certificat SSl permettrait de rassurer les clients que la connexion au site est s</text:span><text:span text:style-name="T33">é</text:span><text:span text:style-name="T21">curis</text:span><text:span text:style-name="T33">é</text:span><text:span text:style-name="T21">e, il peut </text:span><text:span text:style-name="T33">ê</text:span><text:span text:style-name="T21">tre fournis par “Let's Encrypt”.</text:span></text:p>
            </text:list-item>
          </text:list>
        </text:list-item>
      </text:list>
      <text:p text:style-name="P6"/>
      <text:p text:style-name="P56"/>
      <text:p text:style-name="P57"/>
      <text:p text:style-name="P57"/>
      <text:p text:style-name="P57"/>
      <text:p text:style-name="P58"><text:soft-page-break/></text:p>
      <text:p text:style-name="P12"><text:span text:style-name="T1">VI) Maintenance du site et futures mises à jour </text:span><text:span text:style-name="T5"><text:line-break/></text:span></text:p>
      <text:list xml:id="list35360211" text:continue-numbering="true" text:style-name="WWNum1">
        <text:list-item>
          <text:p text:style-name="P59">Grandes lignes du contrat de maintenance.</text:p>
        </text:list-item>
      </text:list>
      <text:p text:style-name="P11"><text:span text:style-name="T6"><text:s text:c="8"/></text:span><text:span text:style-name="T3"><text:s text:c="9"/></text:span><text:span text:style-name="T22">Description des services de maintenance et de support fournis pour le site web: Emoving.fr.</text:span></text:p>
      <text:list xml:id="list5321029786644374709" text:style-name="L3">
        <text:list-item>
          <text:p text:style-name="P49">Services inclus:</text:p>
        </text:list-item>
      </text:list>
      <text:list xml:id="list726311169371172931" text:style-name="L4">
        <text:list-item>
          <text:p text:style-name="P51"><text:span text:style-name="T20">Maintenance pr</text:span><text:span text:style-name="T31">é</text:span><text:span text:style-name="T20">ventive:</text:span><text:span text:style-name="T19"> </text:span></text:p>
        </text:list-item>
        <text:list-item>
          <text:p text:style-name="P63"><text:span text:style-name="T22"><text:s/>Inclus la v</text:span><text:span text:style-name="T24">é</text:span><text:span text:style-name="T22">rification des mises </text:span><text:span text:style-name="T24">à </text:span><text:span text:style-name="T22">jour disponibles mensuellement ainsi que leur compatibilit</text:span><text:span text:style-name="T24">é </text:span><text:span text:style-name="T22">avec la version du CMS, installe les mises </text:span><text:span text:style-name="T24">à jour </text:span><text:span text:style-name="T22">pour le CMS en suivant les bonnes pratiques. </text:span></text:p>
        </text:list-item>
        <text:list-item>
          <text:p text:style-name="P51"><text:span text:style-name="T19">L'ajout de produits selon les besoins afin d'ajouter de nouveaux produits dans la boutique en ligne, incluant les descriptions, prix, images, et autres informations nécessaires, ainsi que de v</text:span><text:span text:style-name="T32">é</text:span><text:span text:style-name="T19">rifier et mettre </text:span><text:span text:style-name="T32">à </text:span><text:span text:style-name="T19">jour les informations des produits existants.</text:span></text:p>
        </text:list-item>
        <text:list-item>
          <text:p text:style-name="P52"><text:span text:style-name="T20">Maintenance corrective</text:span><text:span text:style-name="T19">: </text:span></text:p>
        </text:list-item>
        <text:list-item>
          <text:p text:style-name="P52"><text:span text:style-name="T19">Inclus la correction des bugs et erreurs techniques en continu, d</text:span><text:span text:style-name="T32">è</text:span><text:span text:style-name="T19">s la d</text:span><text:span text:style-name="T32">é</text:span><text:span text:style-name="T19">tection des probl</text:span><text:span text:style-name="T32">è</text:span><text:span text:style-name="T19">mes.</text:span></text:p>
        </text:list-item>
        <text:list-item>
          <text:p text:style-name="P52"><text:span text:style-name="T19"><text:s/>Une surveillance r</text:span><text:span text:style-name="T32">éguliè</text:span><text:span text:style-name="T19">re des erreurs et r</text:span><text:span text:style-name="T32">é</text:span><text:span text:style-name="T19">soudre les conflits de plugins.</text:span></text:p>
        </text:list-item>
        <text:list-item>
          <text:p text:style-name="P52"><text:span text:style-name="T20">Sauvegardes</text:span><text:span text:style-name="T19">: </text:span></text:p>
        </text:list-item>
        <text:list-item>
          <text:p text:style-name="P52"><text:span text:style-name="T19">Sauvegarde automatique mensuelle/h</text:span><text:span text:style-name="T32">é</text:span><text:span text:style-name="T19">bdomadaire du site web et de la base de donn</text:span><text:span text:style-name="T32">é</text:span><text:span text:style-name="T19">es gr</text:span><text:span text:style-name="T32">â</text:span><text:span text:style-name="T19">ce au plugin “Duplicator” et v</text:span><text:span text:style-name="T32">érification régulière du stockage des sauvegardes dans un endroit sécurisé. </text:span></text:p>
        </text:list-item>
        <text:list-item>
          <text:p text:style-name="P52"><text:span text:style-name="T19">Une sauvegarde complète du site sera </text:span><text:span text:style-name="T32">é</text:span><text:span text:style-name="T19">ffectu</text:span><text:span text:style-name="T32">é </text:span><text:span text:style-name="T19">avant d'installer des mises </text:span><text:span text:style-name="T32">à </text:span><text:span text:style-name="T19">jour.</text:span></text:p>
        </text:list-item>
      </text:list>
      <text:p text:style-name="P13"><text:span text:style-name="T19"><text:s text:c="6"/>2. <text:s text:c="3"/>Limitation de Responsabilité:</text:span></text:p>
      <text:list xml:id="list6156974013986016251" text:style-name="L7">
        <text:list-item>
          <text:p text:style-name="P46">Le Prestataire n'est pas responsable des dommages indirects ou consécutifs. La responsabilité totale du Prestataire en vertu de ce contrat est limitée aux frais de maintenance payés par le Client pendant la période en question. </text:p>
        </text:list-item>
      </text:list>
      <text:p text:style-name="P2"><text:span text:style-name="Strong_20_Emphasis"><text:span text:style-name="T29"><text:s text:c="6"/>3. <text:s text:c="3"/>Taris et paiements:</text:span></text:span></text:p>
      <text:list xml:id="list697985939156909582" text:style-name="L8">
        <text:list-item>
          <text:p text:style-name="P47">Les services de maintenance seront facturés mensuellement à hauteur de 100 EUR TTC. </text:p>
        </text:list-item>
        <text:list-item>
          <text:p text:style-name="P53"><text:span text:style-name="T19">Le paiement est effectué mensuellement via virement, ch</text:span><text:span text:style-name="T32">è</text:span><text:span text:style-name="T19">ques ou esp</text:span><text:span text:style-name="T32">è</text:span><text:span text:style-name="T19">ces. </text:span></text:p>
        </text:list-item>
      </text:list>
      <text:p text:style-name="P2"><text:span text:style-name="T29"><text:s text:c="5"/></text:span><text:span text:style-name="T30"><text:s/>4. <text:s text:c="3"/></text:span><text:span text:style-name="Strong_20_Emphasis"><text:span text:style-name="T29">Durée du Contrat</text:span></text:span><text:span text:style-name="T29"> </text:span></text:p>
      <text:list xml:id="list4826681982414551116" text:style-name="L9">
        <text:list-item>
          <text:p text:style-name="P48">Ce contrat entre en vigueur pour une durée initiale de 12 mois. </text:p>
        </text:list-item>
        <text:list-item>
          <text:p text:style-name="P62"><text:span text:style-name="T22">Il sera renouvelé automatiquement, sauf avis contraire écrit de l'une ou l'autre partie. </text:span></text:p>
        </text:list-item>
      </text:list>
      <text:p text:style-name="P2"><text:span text:style-name="T23"><text:s text:c="6"/>5. <text:s text:c="3"/>Modal</text:span><text:span text:style-name="T25">ité </text:span><text:span text:style-name="T23">de contact:</text:span></text:p>
      <text:list xml:id="list8431506144598646020" text:style-name="L12">
        <text:list-item>
          <text:p text:style-name="P64"><text:span text:style-name="T28">Le client peut contacter le prestataire de services via les cordonn</text:span><text:span text:style-name="T24">é</text:span><text:span text:style-name="T28">es suivantes:</text:span></text:p>
          <text:p text:style-name="P64"><text:span text:style-name="T28">E-mail: [</text:span><text:a xlink:type="simple" xlink:href="mailto:service@emoving.fr" text:style-name="Internet_20_link" text:visited-style-name="Visited_20_Internet_20_Link"><text:span text:style-name="T28">service@emoving.fr</text:span></text:a><text:span text:style-name="T28">]</text:span></text:p>
          <text:p text:style-name="P64"><text:span text:style-name="T28">T</text:span><text:span text:style-name="T24">éléphone : </text:span><text:span text:style-name="T28">[02 38 64 53 34]</text:span></text:p>
        </text:list-item>
        <text:list-item>
          <text:p text:style-name="P60"><text:span text:style-name="T27">Le prestataire de services s'engage </text:span><text:span text:style-name="T26">à </text:span><text:span text:style-name="T27">fournir une r</text:span><text:span text:style-name="T26">é</text:span><text:span text:style-name="T27">ponse aux e-mails dans une d</text:span><text:span text:style-name="T26">é</text:span><text:span text:style-name="T27">lai de 24 heures pendant les jours ouvrables. Toutes demandes urgentes pourra </text:span><text:span text:style-name="T26">ê</text:span><text:span text:style-name="T27">tre signal</text:span><text:span text:style-name="T26">é </text:span><text:span text:style-name="T27">par t</text:span><text:span text:style-name="T26">élépho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Montserrat" svg:font-family="Montserrat" style:font-family-generic="roman" style:font-pitch="variable"/>
    <style:font-face style:name="Bahnschrift SemiLight" svg:font-family="'Bahnschrift Semi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 fo:font-size="12pt" style:text-underline-style="none"/>
    </style:style>
    <style:style style:name="ListLabel_20_2" style:display-name="ListLabel 2" style:family="text">
      <style:text-properties style:font-name="Montserrat"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Montserrat" fo:font-size="12pt" style:text-underline-style="none"/>
    </style:style>
    <style:style style:name="ListLabel_20_20" style:display-name="ListLabel 20" style:family="text">
      <style:text-properties style:font-name="Montserrat"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size="12pt" style:text-underline-style="none"/>
    </style:style>
    <style:style style:name="ListLabel_20_29" style:display-name="ListLabel 29" style:family="text">
      <style:text-properties style:font-name="Montserrat"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size="12pt" style:text-underline-style="none"/>
    </style:style>
    <style:style style:name="ListLabel_20_38" style:display-name="ListLabel 38" style:family="text">
      <style:text-properties style:font-name="Montserrat"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font-name="Montserrat" fo:font-style="italic" style:text-underline-style="solid" style:text-underline-width="auto" style:text-underline-color="font-color" fo:background-color="#ffffff" style:font-name-asian="Montserrat1" style:font-style-asian="italic" style:font-name-complex="Montserrat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54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date>2024-07-12T15:11:47.32</dc:date>
    <dc:creator>Margaux Chantrel</dc:creator>
    <meta:editing-duration>PT22H9M22S</meta:editing-duration>
    <meta:editing-cycles>15</meta:editing-cycles>
    <meta:document-statistic meta:table-count="2" meta:image-count="0" meta:object-count="0" meta:page-count="5" meta:paragraph-count="145" meta:word-count="1395" meta:character-count="9169"/>
  </office:meta>
</office:document-meta>
</file>